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4pt" fo:font-weight="bold" officeooo:rsid="004a73c5" officeooo:paragraph-rsid="004a73c5" style:font-size-asian="12.25pt" style:font-weight-asian="bold" style:font-size-complex="14pt" style:font-weight-complex="bold"/>
    </style:style>
    <style:style style:name="P2" style:family="paragraph" style:parent-style-name="Standard">
      <style:text-properties style:text-position="0% 100%" fo:font-size="12pt" fo:font-weight="normal" officeooo:rsid="00636dab" officeooo:paragraph-rsid="004a73c5" style:font-size-asian="10.5pt" style:font-weight-asian="normal" style:font-size-complex="12pt" style:font-weight-complex="normal"/>
    </style:style>
    <style:style style:name="P3" style:family="paragraph" style:parent-style-name="Standard">
      <style:text-properties style:text-position="0% 100%" fo:font-size="12pt" fo:font-weight="normal" officeooo:rsid="0065829e" officeooo:paragraph-rsid="0065829e" style:font-size-asian="10.5pt" style:font-weight-asian="normal" style:font-size-complex="12pt" style:font-weight-complex="normal"/>
    </style:style>
    <style:style style:name="P4" style:family="paragraph" style:parent-style-name="Standard">
      <style:text-properties style:text-position="0% 100%" fo:font-size="12pt" fo:font-weight="normal" officeooo:rsid="0067dcc5" officeooo:paragraph-rsid="0067dcc5" style:font-size-asian="10.5pt" style:font-weight-asian="normal" style:font-size-complex="12pt" style:font-weight-complex="normal"/>
    </style:style>
    <style:style style:name="P5" style:family="paragraph" style:parent-style-name="Standard">
      <style:text-properties style:text-position="0% 100%" fo:font-size="12pt" fo:font-weight="normal" officeooo:rsid="002972e4" officeooo:paragraph-rsid="0067dcc5" style:font-size-asian="10.5pt" style:font-weight-asian="normal" style:font-size-complex="12pt" style:font-weight-complex="normal"/>
    </style:style>
    <style:style style:name="P6" style:family="paragraph" style:parent-style-name="Standard">
      <style:text-properties style:text-position="0% 100%" fo:font-size="12pt" fo:font-weight="normal" officeooo:rsid="006cc204" officeooo:paragraph-rsid="006cc204" style:font-size-asian="10.5pt" style:font-weight-asian="normal" style:font-size-complex="12pt" style:font-weight-complex="normal"/>
    </style:style>
    <style:style style:name="P7" style:family="paragraph" style:parent-style-name="Standard">
      <style:text-properties style:text-position="0% 100%" fo:font-size="12pt" fo:font-weight="bold" officeooo:rsid="002d1fff" officeooo:paragraph-rsid="0067dcc5" style:font-size-asian="10.5pt" style:font-weight-asian="bold" style:font-size-complex="12pt" style:font-weight-complex="bold"/>
    </style:style>
    <style:style style:name="P8" style:family="paragraph" style:parent-style-name="Standard">
      <style:text-properties style:text-position="0% 100%" fo:font-size="12pt" fo:font-weight="bold" officeooo:rsid="0027a547" officeooo:paragraph-rsid="0067dcc5" style:font-size-asian="10.5pt" style:font-weight-asian="bold" style:font-size-complex="12pt" style:font-weight-complex="bold"/>
    </style:style>
    <style:style style:name="P9" style:family="paragraph" style:parent-style-name="Standard">
      <style:text-properties style:text-position="0% 100%" fo:font-size="12pt" fo:font-weight="bold" officeooo:rsid="002972e4" officeooo:paragraph-rsid="0067dcc5" style:font-size-asian="10.5pt" style:font-weight-asian="bold" style:font-size-complex="12pt" style:font-weight-complex="bold"/>
    </style:style>
    <style:style style:name="P10" style:family="paragraph" style:parent-style-name="Standard">
      <style:text-properties style:text-position="0% 100%" fo:font-size="12pt" fo:font-weight="bold" officeooo:rsid="002a8c25" officeooo:paragraph-rsid="0067dcc5" style:font-size-asian="10.5pt" style:font-weight-asian="bold" style:font-size-complex="12pt" style:font-weight-complex="bold"/>
    </style:style>
    <style:style style:name="P11" style:family="paragraph" style:parent-style-name="Standard">
      <style:text-properties style:text-position="0% 100%" fo:font-size="12pt" fo:font-weight="bold" officeooo:rsid="002b2c13" officeooo:paragraph-rsid="0067dcc5" style:font-size-asian="10.5pt" style:font-weight-asian="bold" style:font-size-complex="12pt" style:font-weight-complex="bold"/>
    </style:style>
    <style:style style:name="P12" style:family="paragraph" style:parent-style-name="Standard">
      <style:text-properties style:text-position="0% 100%" fo:font-size="12pt" fo:font-weight="bold" officeooo:rsid="002c66bf" officeooo:paragraph-rsid="0067dcc5" style:font-size-asian="10.5pt" style:font-weight-asian="bold" style:font-size-complex="12pt" style:font-weight-complex="bold"/>
    </style:style>
    <style:style style:name="P13" style:family="paragraph" style:parent-style-name="Standard">
      <style:text-properties style:text-position="0% 100%" fo:font-size="12pt" fo:font-weight="bold" officeooo:rsid="0067dcc5" officeooo:paragraph-rsid="0067dcc5" style:font-size-asian="10.5pt" style:font-weight-asian="bold" style:font-size-complex="12pt" style:font-weight-complex="bold"/>
    </style:style>
    <style:style style:name="P14" style:family="paragraph" style:parent-style-name="Standard">
      <style:text-properties style:text-position="0% 100%" fo:font-size="12pt" fo:font-weight="bold" officeooo:rsid="0069754e" officeooo:paragraph-rsid="0069754e" style:font-size-asian="10.5pt" style:font-weight-asian="bold" style:font-size-complex="12pt" style:font-weight-complex="bold"/>
    </style:style>
    <style:style style:name="P15" style:family="paragraph" style:parent-style-name="Standard">
      <style:text-properties style:text-position="0% 100%" fo:font-size="12pt" fo:font-weight="normal" officeooo:rsid="006cc204" officeooo:paragraph-rsid="006cc204" style:font-size-asian="10.5pt" style:font-weight-asian="normal" style:font-size-complex="12pt" style:font-weight-complex="normal"/>
    </style:style>
    <style:style style:name="P16" style:family="paragraph" style:parent-style-name="Standard">
      <style:text-properties style:text-position="0% 100%" fo:font-size="12pt" fo:font-weight="normal" officeooo:rsid="007835bf" officeooo:paragraph-rsid="007835bf" style:font-size-asian="10.5pt" style:font-weight-asian="normal" style:font-size-complex="12pt" style:font-weight-complex="normal"/>
    </style:style>
    <style:style style:name="P17" style:family="paragraph" style:parent-style-name="Standard">
      <style:text-properties style:text-position="0% 100%" fo:font-size="12pt" fo:font-weight="normal" officeooo:rsid="007c06ab" officeooo:paragraph-rsid="007c06ab" style:font-size-asian="10.5pt" style:font-weight-asian="normal" style:font-size-complex="12pt" style:font-weight-complex="normal"/>
    </style:style>
    <style:style style:name="T1" style:family="text">
      <style:text-properties officeooo:rsid="002a8c25"/>
    </style:style>
    <style:style style:name="T2" style:family="text">
      <style:text-properties officeooo:rsid="002972e4"/>
    </style:style>
    <style:style style:name="T3" style:family="text">
      <style:text-properties officeooo:rsid="00636dab"/>
    </style:style>
    <style:style style:name="T4" style:family="text">
      <style:text-properties officeooo:rsid="0065829e"/>
    </style:style>
    <style:style style:name="T5" style:family="text">
      <style:text-properties officeooo:rsid="0066512c"/>
    </style:style>
    <style:style style:name="T6" style:family="text">
      <style:text-properties officeooo:rsid="0067dcc5"/>
    </style:style>
    <style:style style:name="T7" style:family="text">
      <style:text-properties officeooo:rsid="0069754e"/>
    </style:style>
    <style:style style:name="T8" style:family="text">
      <style:text-properties officeooo:rsid="006a8207"/>
    </style:style>
    <style:style style:name="T9" style:family="text">
      <style:text-properties officeooo:rsid="006d7179"/>
    </style:style>
    <style:style style:name="T10" style:family="text">
      <style:text-properties style:text-position="super 58%"/>
    </style:style>
    <style:style style:name="T11" style:family="text">
      <style:text-properties officeooo:rsid="00798642"/>
    </style:style>
    <style:style style:name="T12" style:family="text">
      <style:text-properties officeooo:rsid="007c6d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30</text:span> Days Later deep in Fodder city</text:p>
      <text:p text:style-name="P2"/>
      <text:p text:style-name="P3">I finally earned enough money to buy that vibranium long sleeved shirt and leggings. Which is now my undergarments. It costed me a total of 13 million dollars just for those two sets but they were worth it. Since it is made of vibranium I am now protected from any physical attacks directed at my arms, torso and legs. Them being made of an unknown variant of vibranium it always stays at room temperature. It releases the energy in its bond out when ever it comes in contact with temperature lower than room temperature warming me up if it gets cold. Absorbs the heat around it when the temperature is higher than room temperature giving me a nifty heat and cooling system along with under garments that are <text:span text:style-name="T5">almost invincible in this universe. Almost because like any other vibranium it has a limit. The limit of mine is being hit by a tank round, head on 4 consecutive times. I know this because it says so in its description. I also finally figured out how the level up system works. It first started with 10 xp to become level 2 and then it needed 40 to become level 3 and then 90 for level 4. The pattern was that every level up it needed the previous xp required plus 20. so I killed individual zombies until I reached level 14. Signifying that I killed at least 8,190 zombies in the 30 days I spent here. From there I calculated that I need to kill 1960 to level up into 15. So I counted the batches of 100 zombies that I let in the restaurant for me to kill. So far I did 19 batches telling me that this batch will the one that gets my level up. I pull the chains in the door to let zombies in to kill the last batch of 100 that I will need to level up. 20 minutes later I finish killing the last of the 100 I let in and open my character screen to get the quest perk.</text:span></text:p>
      <text:p text:style-name="P4"/>
      <text:p text:style-name="P8">N<text:span text:style-name="T1">ame</text:span>: Antonio Miguel <text:span text:style-name="T2">Hernandez Lopez</text:span></text:p>
      <text:p text:style-name="P5"/>
      <text:p text:style-name="P9">A<text:span text:style-name="T1">ge</text:span>: 21</text:p>
      <text:p text:style-name="P9"/>
      <text:p text:style-name="P9">Title/s: The Gamer</text:p>
      <text:p text:style-name="P9"/>
      <text:p text:style-name="P9">LVL: 1<text:span text:style-name="T6">5</text:span></text:p>
      <text:p text:style-name="P9"/>
      <text:p text:style-name="P9">HP: 1<text:span text:style-name="T7">20</text:span></text:p>
      <text:p text:style-name="P9"><text:line-break/>STR: <text:span text:style-name="T6">34</text:span></text:p>
      <text:p text:style-name="P9"/>
      <text:p text:style-name="P9"><text:span text:style-name="T1">VIT</text:span>: <text:span text:style-name="T1">24</text:span></text:p>
      <text:p text:style-name="P10"/>
      <text:p text:style-name="P10">DEX: <text:span text:style-name="T6">32</text:span></text:p>
      <text:p text:style-name="P10"/>
      <text:p text:style-name="P10">INT: <text:span text:style-name="T6">31</text:span></text:p>
      <text:p text:style-name="P10"/>
      <text:p text:style-name="P10">WIS: <text:span text:style-name="T6">36</text:span></text:p>
      <text:p text:style-name="P10"/>
      <text:p text:style-name="P10">LCK: <text:span text:style-name="T6">65</text:span></text:p>
      <text:p text:style-name="P10"/>
      <text:p text:style-name="P10">POINTS: <text:span text:style-name="T6">45</text:span></text:p>
      <text:p text:style-name="P9"/>
      <text:p text:style-name="P10">Money: $<text:span text:style-name="T6">764,100.43</text:span></text:p>
      <text:p text:style-name="P10"/>
      <text:p text:style-name="P11">INVENTORY[]</text:p>
      <text:p text:style-name="P11"/>
      <text:p text:style-name="P10"><text:soft-page-break/>ABILITIES[]</text:p>
      <text:p text:style-name="P10"/>
      <text:p text:style-name="P12">PERKS[]</text:p>
      <text:p text:style-name="P12"/>
      <text:p text:style-name="P7">PP: <text:span text:style-name="T3">1</text:span></text:p>
      <text:p text:style-name="P4"/>
      <text:p text:style-name="P4">Pressing Perks the screen changes like every other time. I look at the new one I have and is not too helpful for me at he moment it’s just a perk that allows my eyes to see more details of the world. I get quest and exit the character screen and Immediately I get one.</text:p>
      <text:p text:style-name="P4"/>
      <text:p text:style-name="P13">Quest-</text:p>
      <text:p text:style-name="P13"/>
      <text:p text:style-name="P13">Save the 4 survivor groups that stumbled into Fodder city. <text:span text:style-name="T7">Four separate groups have entered the city on their early days Fodder city was a haven until you set up the speakers and lit up the hotel. With your plan to draw zombies close to you. Zombies from the out skirts went closer to the city trapping each groups at separate times and buildings. After 25 days trapped the groups have now run out of food and will not survive long if left alone.</text:span></text:p>
      <text:p text:style-name="P13"/>
      <text:p text:style-name="P14">Objectives: </text:p>
      <text:p text:style-name="P14"/>
      <text:p text:style-name="P14">- Feed them: 0/26 fed</text:p>
      <text:p text:style-name="P14"/>
      <text:p text:style-name="P14">- bring them to your hotel: 0/26</text:p>
      <text:p text:style-name="P13"/>
      <text:p text:style-name="P13">rewards: 26 new companions with different varieties of skills.</text:p>
      <text:p text:style-name="P13"/>
      <text:p text:style-name="P4">Seeing the quest I <text:span text:style-name="T8">grin. Finally I could get manpower to do some things for me. I Take whatever vehicle I put in the alley and start driving around. I look at the description and start going around the middle inner circle of the city. I drive looking for any signs of human activity but in truth I didn’t know what was a sign of human activity. Circling the inner circle the third time I decide to expand what I categorize as the inner circle expanding it by a block going outside and a block going inside. I circle again for the tenth time and decide to look at the description. I notice that it says that their trapped in the building and smack myself mentally for not thinking of the possibility that they won’t have the ability to look at the street. Parking the vehicle where I could access it easily I decide to go in to the buildings that will likely have food stored inside. <text:s/>I go to a superstore near me I go inside and notice that like every other superstore I went into there was nothing that will last very long inside it. Deciding that the event could have changed some superstores to have food inside it. I go to each superstore, it didn’t really matter if I’ve been to the place or not because for all I know they could have been moving around when I go near them or me not having the quest barred me from noticing them or them noticing me. After going through most of the superstores I go the last unchecked store in the area I’m searching. Holding the door I try to open it but it doesn’t. Knowing it to be locked I take a hammer out of my inventory and break a way open for me. The moment I go in I’m met with 6 people holding a weapon pointed against ready to strike me. At the centre was a white blonde woman who seemed to be in charge of the group she was holding a handgun. To her right was a black man bigger than me from what I can see holding a baseball bat. To her left was another man with a knife he looked like he was siblings with the woman at the centre. The other three was on my flank two on my right and one on my left. The one on my left was a middle aged white woman that also held a knife in here hands. On the right were two teenagers around the age of 15 both boys each holding their own knives. The two boys </text:span><text:soft-page-break/><text:span text:style-name="T8">looked like sons of the woman on my left. I throw the hammer down and raise my hands up to show them I mean no harm.</text:span></text:p>
      <text:p text:style-name="P4"/>
      <text:p text:style-name="P6">“Hi there people I came here to rescue you” I say to them.</text:p>
      <text:p text:style-name="P6">“what do you mean rescue us? We didn’t do anything for anyone to notice us.” The woman in the middle spoke</text:p>
      <text:p text:style-name="P6"/>
      <text:p text:style-name="P6">“<text:span text:style-name="T9">Well I saw you guys entering this building a couple while ago, I knew that this one didn’t have that much food so I waited for 25 days for you guys to go out but now that you guys are surrounded by zombies and don’t seem to be going out anytime soon I decided that I’ll bring you guys to my place.”</text:span></text:p>
      <text:p text:style-name="P6"/>
      <text:p text:style-name="P6">“<text:span text:style-name="T9">Why would you do that? you don’t even know us. We could just kill you now and take your supplies if we wanted to.” The woman said again.</text:span></text:p>
      <text:p text:style-name="P6"/>
      <text:p text:style-name="P6">“<text:span text:style-name="T9">You know like a movie cliche, if you wanted to kill me you already would have so pack your things up I’m bringing you guys to my place” I say back. The woman didn’t say anything and signalled her group to pack up it seemed they were willing to come. That was a good thing I didn’t want to use my non-existent persuasive skills to convince them. They all stand in front of me waiting for me to lead them back to my place. I notice that they’re group has had an addition because there’s now an additional 2 kids both male and an adult woman. The woman looked to be the mother of the 2 kids and the way she was hugged by the big man, told me that they were a family. I tell them to wait inside and wait for me. I go out and take a couple of walkers for me to cover them in guts. Once I kill one I drag it back inside. I open its guts and tell them to cover themselves with it. They seemed to not want to do it so I explain to them that it will cover their scent and allow them quick and safe passage through zombies. With a bit apprehension they start to cover themselves with zombie guts and parts. I tell them that they could get a shower and a change of clothes in my place. Their apprehension lessens but still apprehensive. I lead them back to the hotel since it had a lot of rooms with beds, blankets and pillows. I also fixed it that it allowed people to shower in it. Electricity should already be obvious, I fixed the electricity problem by using generators I found in the Hotel. I then bought solar panels when I had enough money and covered the roof with it I also bought more generators and stocked up on fuel. Once they were inside the hotel I pretended reaching inside the cup boards and brought out 9 MREs <text:s/>to give to them along with a big pot and had them go to the hotel were there is a stove and water they could use. While they’re on their way I ask one of them to turn off all the lights and I go inside turn some of the generators on. I go back out so to continue my search on the remaining group. Since I already visited all the superstores I don’t know what else to look for so I just proceed to check every single building.</text:span></text:p>
      <text:p text:style-name="P6"/>
      <text:p text:style-name="P16">It took me entering the 25<text:span text:style-name="T10">th</text:span> building <text:span text:style-name="T11">to find the second group. Unlike the first they didn’t prepare to fight instead they welcomed my sight immediately following me. They numbered a total of 3 couples, with 4 men and 2 women. I lead them back to the hotel the same way I lead the first group back. In the hotel I ask the woman from the first group to look after them I tell her that the kitchen in the restaurant was stocked with a lot of MREs. I secretly fill the kitchen in the restaurant with a lot of MREs so that I don’t risk my secret getting found later due to lack of food. I go back to searching for groups but this time I do it in a reverse circle and immediately in the first building I enter. Which is a motel I find the third group like the second group they were also docile. They had 7 people in their group with 4 women all adults and 3 men. They also had 3 couples, they had also one pair of siblings both women, both in a relationship. I also take them back them back via showering them in guts. When I got there I once again put them with the woman I brought earlier. Since I didn’t know her name I just called her via going in front of her and start talking. Apparently realizing that, she told me her first name which </text:span><text:soft-page-break/><text:span text:style-name="T11">was Jocelyn. I put the name in the back of my mind and head back outside to search for the last group. Spending a whole day I don’t find the group in seemed that finding the last four will be a pain. I continue my search for another 12 hours.</text:span></text:p>
      <text:p text:style-name="P16"/>
      <text:p text:style-name="P17">4 hours later I hear <text:span text:style-name="T12">a gun shot</text:span> from somewhere I pin point the sound in the general direction of a mall just a few blocks from the perimeter I thought up. I check it and find 4 men in a construction <text:span text:style-name="T12">attire. All of them pointing a gun to me. Like the first group I eventually persuade them to follow me back to the hot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24T18:23:18.367000000</dc:date>
    <meta:editing-duration>PT2H19M25S</meta:editing-duration>
    <meta:editing-cycles>22</meta:editing-cycles>
    <meta:generator>LibreOffice/6.1.3.2$Windows_X86_64 LibreOffice_project/86daf60bf00efa86ad547e59e09d6bb77c699acb</meta:generator>
    <meta:document-statistic meta:table-count="0" meta:image-count="0" meta:object-count="0" meta:page-count="4" meta:paragraph-count="34" meta:word-count="1936" meta:character-count="9748" meta:non-whitespace-character-count="7842"/>
  </office:meta>
</office:document-meta>
</file>